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Lohit Devanagari1" svg:font-family="'Lohit Devanagari'"/>
    <style:font-face style:name="SimSun" svg:font-family="SimSu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Times New Roman" fo:language="en" fo:country="US" style:font-name-complex="Times New Roman"/>
    </style:style>
    <style:style style:name="P3" style:family="paragraph" style:parent-style-name="Standard">
      <style:paragraph-properties fo:text-align="center" style:justify-single-word="false"/>
      <style:text-properties style:font-name="Times New Roman" fo:font-size="14pt" fo:language="en" fo:country="US" fo:font-weight="bold" style:font-size-asian="14pt" style:font-weight-asian="bold" style:font-name-complex="Times New Roman" style:font-size-complex="12pt" style:font-weight-complex="bold"/>
    </style:style>
    <style:style style:name="P4" style:family="paragraph" style:parent-style-name="Standard">
      <style:paragraph-properties fo:text-align="justify" style:justify-single-word="false"/>
      <style:text-properties style:font-name="Times New Roman" fo:font-size="14pt" fo:language="en" fo:country="US" fo:font-weight="bold" style:font-size-asian="14pt" style:font-weight-asian="bold" style:font-name-complex="Times New Roman" style:font-size-complex="12pt" style:font-weight-complex="bold"/>
    </style:style>
    <style:style style:name="P5" style:family="paragraph" style:parent-style-name="Standard">
      <style:paragraph-properties fo:text-align="justify" style:justify-single-word="false"/>
      <style:text-properties style:font-name="Times New Roman" fo:font-size="14pt" fo:language="en" fo:country="US" fo:font-weight="bold" style:font-size-asian="14pt" style:font-weight-asian="bold" style:font-name-complex="Times New Roman" style:font-size-complex="14pt" style:font-weight-complex="bold"/>
    </style:style>
    <style:style style:name="P6" style:family="paragraph" style:parent-style-name="Standard">
      <style:paragraph-properties fo:text-align="justify" style:justify-single-word="false"/>
      <style:text-properties style:font-name="Times New Roman" fo:font-size="14pt" fo:language="en" fo:country="US" fo:font-weight="bold" style:font-name-asian="SimSun" style:font-size-asian="14pt" style:font-weight-asian="bold" style:font-name-complex="Times New Roman" style:font-size-complex="14pt" style:font-weight-complex="bold"/>
    </style:style>
    <style:style style:name="P7" style:family="paragraph" style:parent-style-name="Standard">
      <style:paragraph-properties fo:text-align="justify" style:justify-single-word="false"/>
      <style:text-properties style:font-name="SimSun" fo:font-size="12pt" fo:language="en" fo:country="US" style:font-size-asian="12pt" style:font-name-complex="SimSun" style:font-size-complex="12pt"/>
    </style:style>
    <style:style style:name="P8" style:family="paragraph" style:parent-style-name="Standard">
      <style:text-properties officeooo:rsid="00087d2f" officeooo:paragraph-rsid="00087d2f"/>
    </style:style>
    <style:style style:name="P9" style:family="paragraph" style:parent-style-name="Standard" style:master-page-name="Standard">
      <style:paragraph-properties fo:text-align="justify" style:justify-single-word="false" style:page-number="auto"/>
      <style:text-properties style:font-name="Times New Roman" fo:language="en" fo:country="US" style:font-name-complex="Times New Roman"/>
    </style:style>
    <style:style style:name="P10" style:family="paragraph" style:parent-style-name="Normal_20__28_Web_29_">
      <style:paragraph-properties fo:margin-top="0in" fo:margin-bottom="0in" loext:contextual-spacing="false" fo:orphans="2" fo:widows="2"/>
    </style:style>
    <style:style style:name="P11" style:family="paragraph" style:parent-style-name="Normal_20__28_Web_29_">
      <style:paragraph-properties fo:margin-top="0in" fo:margin-bottom="0in" loext:contextual-spacing="false" fo:orphans="2" fo:widows="2"/>
      <style:text-properties style:font-name="Times New Roman" style:font-name-complex="Times New Roman"/>
    </style:style>
    <style:style style:name="P12" style:family="paragraph" style:parent-style-name="Normal_20__28_Web_29_">
      <style:paragraph-properties fo:margin-top="0in" fo:margin-bottom="0in" loext:contextual-spacing="false" fo:orphans="2" fo:widows="2"/>
      <style:text-properties style:font-name="Times New Roman" fo:font-size="10.5pt" style:font-size-asian="10.5pt" style:font-name-complex="Times New Roman"/>
    </style:style>
    <style:style style:name="P13" style:family="paragraph" style:parent-style-name="Normal_20__28_Web_29_">
      <style:paragraph-properties fo:margin-top="0in" fo:margin-bottom="0in" loext:contextual-spacing="false" fo:orphans="2" fo:widows="2"/>
      <style:text-properties style:font-name="Times New Roman" fo:font-size="10.5pt" fo:language="en" fo:country="US" style:font-size-asian="10.5pt" style:font-name-complex="Times New Roman"/>
    </style:style>
    <style:style style:name="P14" style:family="paragraph" style:parent-style-name="Normal_20__28_Web_29_">
      <style:paragraph-properties fo:margin-top="0in" fo:margin-bottom="0in" loext:contextual-spacing="false" fo:orphans="2" fo:widows="2"/>
      <style:text-properties style:font-name="Times New Roman" fo:font-weight="bold" style:font-weight-asian="bold" style:font-name-complex="Times New Roman" style:font-weight-complex="bold"/>
    </style:style>
    <style:style style:name="P15" style:family="paragraph" style:parent-style-name="Normal_20__28_Web_29_">
      <style:paragraph-properties fo:margin-top="0in" fo:margin-bottom="0in" loext:contextual-spacing="false" fo:orphans="2" fo:widows="2"/>
      <style:text-properties style:font-name="Times New Roman" fo:font-size="14pt" fo:language="en" fo:country="US" fo:font-weight="bold" style:font-size-asian="14pt" style:font-weight-asian="bold" style:font-name-complex="Times New Roman" style:font-size-complex="14pt" style:font-weight-complex="bold"/>
    </style:style>
    <style:style style:name="P16" style:family="paragraph" style:parent-style-name="Normal_20__28_Web_29_" style:list-style-name="WW8Num1">
      <style:paragraph-properties fo:margin-left="0.5835in" fo:margin-right="0in" fo:margin-top="0in" fo:margin-bottom="0in" loext:contextual-spacing="false" fo:orphans="2" fo:widows="2" fo:text-indent="-0.2917in" style:auto-text-indent="false">
        <style:tab-stops>
          <style:tab-stop style:position="0.2917in"/>
        </style:tab-stops>
      </style:paragraph-properties>
      <style:text-properties style:font-name="Times New Roman" style:font-name-complex="Times New Roman"/>
    </style:style>
    <style:style style:name="P17" style:family="paragraph" style:parent-style-name="Normal_20__28_Web_29_" style:list-style-name="">
      <style:paragraph-properties fo:margin-left="0in" fo:margin-right="0in" fo:margin-top="0in" fo:margin-bottom="0in" loext:contextual-spacing="false" fo:text-align="start" style:justify-single-word="false" fo:orphans="2" fo:widows="2" fo:text-indent="0in" style:auto-text-indent="false"/>
    </style:style>
    <style:style style:name="T1" style:family="text">
      <style:text-properties style:font-name="Times New Roman" style:font-name-complex="Times New Roman"/>
    </style:style>
    <style:style style:name="T2" style:family="text">
      <style:text-properties style:font-name="Times New Roman" fo:language="en" fo:country="US" style:font-name-complex="Times New Roman"/>
    </style:style>
    <style:style style:name="T3" style:family="text">
      <style:text-properties style:font-name="Times New Roman" fo:language="en" fo:country="US" fo:font-weight="bold" style:font-weight-asian="bold" style:font-name-complex="Times New Roman" style:font-weight-complex="bold"/>
    </style:style>
    <style:style style:name="T4" style:family="text">
      <style:text-properties style:font-name="Times New Roman" fo:language="en" fo:country="US" fo:font-style="normal" style:font-style-asian="normal" style:font-name-complex="Times New Roman" style:font-style-complex="normal"/>
    </style:style>
    <style:style style:name="T5" style:family="text">
      <style:text-properties style:font-name="Times New Roman" fo:font-size="14pt" fo:language="en" fo:country="US" fo:font-weight="bold" style:font-size-asian="14pt" style:font-weight-asian="bold" style:font-name-complex="Times New Roman" style:font-size-complex="12pt" style:font-weight-complex="bold"/>
    </style:style>
    <style:style style:name="T6" style:family="text">
      <style:text-properties style:font-name="Times New Roman" fo:font-size="14pt" fo:language="en" fo:country="US" fo:font-weight="bold" style:font-size-asian="14pt" style:font-weight-asian="bold" style:font-name-complex="Times New Roman" style:font-size-complex="14pt" style:font-weight-complex="bold"/>
    </style:style>
    <style:style style:name="T7" style:family="text">
      <style:text-properties style:font-name="Times New Roman" fo:font-weight="bold" style:font-weight-asian="bold" style:font-name-complex="Times New Roman" style:font-weight-complex="bold"/>
    </style:style>
    <style:style style:name="T8" style:family="text">
      <style:text-properties style:font-name="Times New Roman" fo:font-size="12pt" style:font-name-asian="SimSun" style:font-size-asian="12pt" style:font-name-complex="Times New Roman" style:font-size-complex="12pt"/>
    </style:style>
    <style:style style:name="T9" style:family="text">
      <style:text-properties style:font-name="Times New Roman" fo:font-size="12pt" fo:font-weight="bold" style:font-name-asian="SimSun" style:font-size-asian="12pt" style:font-weight-asian="bold" style:font-name-complex="Times New Roman" style:font-size-complex="12pt" style:font-weight-complex="bold"/>
    </style:style>
    <style:style style:name="T10" style:family="text">
      <style:text-properties style:font-name="Times New Roman" fo:font-size="12pt" fo:language="en" fo:country="US" fo:font-weight="bold" style:font-name-asian="SimSun" style:font-size-asian="12pt" style:font-weight-asian="bold" style:font-name-complex="Times New Roman" style:font-size-complex="12pt" style:font-weight-complex="bold"/>
    </style:style>
    <style:style style:name="T11" style:family="text">
      <style:text-properties style:font-name="Times New Roman" fo:font-size="12pt" fo:language="en" fo:country="US" style:font-size-asian="12pt" style:font-name-complex="Times New Roman" style:font-size-complex="12pt"/>
    </style:style>
    <style:style style:name="T12" style:family="text">
      <style:text-properties style:font-name="Times New Roman" style:font-name-asian="SimSun" style:font-name-complex="Times New Roman"/>
    </style:style>
    <style:style style:name="T13" style:family="text">
      <style:text-properties style:font-name="Times New Roman" fo:font-style="italic" style:font-style-asian="italic" style:font-name-complex="Times New Roman" style:font-style-complex="italic"/>
    </style:style>
    <style:style style:name="T14" style:family="text">
      <style:text-properties officeooo:rsid="00087d2f"/>
    </style:style>
    <style:style style:name="fr1" style:family="graphic" style:parent-style-name="Frame">
      <style:graphic-properties fo:margin-left="0.1256in" fo:margin-right="0.1256in" style:run-through="background" style:wrap="parallel" style:number-wrapped-paragraphs="no-limit" style:vertical-pos="from-top" style:vertical-rel="paragraph" style:horizontal-pos="from-left" style:horizontal-rel="paragraph" fo:padding-left="0.1in" fo:padding-right="0.1in" fo:padding-top="0.05in" fo:padding-bottom="0.05in" fo:border="0.74pt solid #00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Name: <text:span text:style-name="T14">Drew N Underwood</text:span></text:p>
      <text:p text:style-name="P2">Section: <text:span text:style-name="T14">E</text:span></text:p>
      <text:p text:style-name="P2">University ID: <text:span text:style-name="T14">725791090</text:span></text:p>
      <text:p text:style-name="P2"/>
      <text:p text:style-name="P3">Lab 2 Report</text:p>
      <text:p text:style-name="P4"/>
      <text:p text:style-name="P4"><draw:frame draw:style-name="fr1" draw:name="Frame1" text:anchor-type="char" svg:x="0in" svg:y="0.3634in" svg:width="5.7598in" svg:height="2.052in" draw:z-index="18"><draw:text-box><text:p text:style-name="P8">The overall purpose of this lab was to develop an understanding of how the fork system call works and how to interpret its application. The last leg of the lab started to emphasize restricting when a thread can complete by relying on a join, or waiting on the child process to complete before the parent process is allowed to.</text:p></draw:text-box></draw:frame>Summary:</text:p>
      <text:p text:style-name="P4"/>
      <text:p text:style-name="P4">Lab Questions:</text:p>
      <text:p text:style-name="P4"/>
      <text:p text:style-name="P4">3.1:</text:p>
      <text:p text:style-name="P10"><text:span text:style-name="T3">6pts <text:s/></text:span><text:span text:style-name="T1">In the report, include the relevant lines from </text:span><text:span text:style-name="T2">“</text:span><text:span text:style-name="T1">ps -l</text:span><text:span text:style-name="T2">”</text:span><text:span text:style-name="T1"> for your programs, and point out the following items:</text:span></text:p>
      <text:list xml:id="list5156364762789748013" text:style-name="WW8Num1">
        <text:list-item>
          <text:p text:style-name="P16">output</text:p>
        </text:list-item>
        <text:list-item>
          <text:p text:style-name="P16">process name</text:p>
        </text:list-item>
        <text:list-item>
          <text:p text:style-name="P16">process state (decode the letter!)</text:p>
        </text:list-item>
        <text:list-item>
          <text:p text:style-name="P16">process ID (PID)</text:p>
        </text:list-item>
        <text:list-item>
          <text:p text:style-name="P16">parent process ID (PPID)</text:p>
        </text:list-item>
      </text:list>
      <text:p text:style-name="P17"><draw:frame draw:style-name="fr1" draw:name="Frame2" text:anchor-type="char" svg:x="-0.0335in" svg:y="0.0346in" svg:width="5.5929in" svg:height="2.6917in" draw:z-index="0"><draw:text-box><text:p text:style-name="P8">-First Run</text:p><text:p text:style-name="P8"><text:s/>Output: "I am awake"</text:p><text:p text:style-name="P8"><text:s/>Process Name: lab2</text:p><text:p text:style-name="P8"><text:s/>Process State: Sleeping</text:p><text:p text:style-name="P8"><text:s/>Process ID: 1889</text:p><text:p text:style-name="P8"><text:s/>Parent Process ID: 29981</text:p><text:p text:style-name="P8">-Second Run</text:p><text:p text:style-name="P8"><text:s/>Output: "I am awake"</text:p><text:p text:style-name="P8"><text:s/>Process Name: lab2</text:p><text:p text:style-name="P8"><text:s/>Process State: Sleeping</text:p><text:p text:style-name="P8"><text:s/>Process ID: 1901</text:p><text:p text:style-name="P8"><text:s/>Parent Process ID: 29981</text:p></draw:text-box></draw:frame><text:span text:style-name="T9">2pt</text:span><text:span text:style-name="T10">s <text:s/></text:span><text:span text:style-name="T8">Repeat this experiment and observe what changes and doesn't change.</text:span></text:p>
      <text:p text:style-name="P1"><draw:frame draw:style-name="fr1" draw:name="Frame3" text:anchor-type="char" svg:x="0in" svg:y="0.0646in" svg:width="5.7598in" svg:height="1.0846in" draw:z-index="1"><draw:text-box><text:p text:style-name="P8">The parent process for all programs has the ID 29921, while PID has changed each time we run the program.</text:p><text:p text:style-name="P8"/></draw:text-box></draw:frame><text:soft-page-break/><text:span text:style-name="T9">2pts</text:span><text:span text:style-name="T8"> </text:span><text:span text:style-name="T11"><text:s/></text:span><text:span text:style-name="T8">Find out the name of the process that started your programs. What is it, and what does it do?</text:span></text:p>
      <text:p text:style-name="P6"><draw:frame draw:style-name="fr1" draw:name="Frame4" text:anchor-type="char" svg:x="0in" svg:y="0.0646in" svg:width="5.7598in" svg:height="1.0846in" draw:z-index="2"><draw:text-box><text:p text:style-name="P8">The name of the program running our processes is called "bash"</text:p></draw:text-box></draw:frame></text:p>
      <text:p text:style-name="P5">3.2:</text:p>
      <text:p text:style-name="P10"><text:span text:style-name="T7">1pt</text:span><text:span text:style-name="T1"> </text:span><text:span text:style-name="T2"><text:s/></text:span><text:span text:style-name="T1">Include the output from the program</text:span></text:p>
      <text:p text:style-name="P12"><draw:frame draw:style-name="fr1" draw:name="Frame5" text:anchor-type="char" svg:x="0in" svg:y="0.0646in" svg:width="5.7598in" svg:height="0.9764in" draw:z-index="3"><draw:text-box><text:p text:style-name="P8">Program Output:</text:p><text:p text:style-name="P8"><text:s/>Process 2384's parent process ID is 29981</text:p><text:p text:style-name="P8"><text:s/>Process 2386's parent process ID is 2384</text:p><text:p text:style-name="P8"><text:s/>Process 2385's parent process ID is 2384</text:p><text:p text:style-name="P8"><text:s/>Process 2387's parent process ID is 2385</text:p></draw:text-box></draw:frame></text:p>
      <text:p text:style-name="P11"/>
      <text:p text:style-name="P11"/>
      <text:p text:style-name="P11"/>
      <text:p text:style-name="P14"/>
      <text:p text:style-name="P10"><text:span text:style-name="T7">4pts</text:span><text:span text:style-name="T1"> </text:span><text:span text:style-name="T2"><text:s/></text:span><text:span text:style-name="T1">Draw the process tree (label processes with PIDs)</text:span></text:p>
      <text:p text:style-name="P10"><draw:frame draw:style-name="fr1" draw:name="Frame6" text:anchor-type="char" svg:x="0.0083in" svg:y="0.0654in" svg:width="5.7598in" svg:height="2.1646in" draw:z-index="19"><draw:text-box><text:p text:style-name="P8">Process Tree:</text:p><text:p text:style-name="P8"><text:s text:c="16"/>29981</text:p><text:p text:style-name="P8"><text:s text:c="17"/>/\</text:p><text:p text:style-name="P8"><text:s text:c="16"/>/ <text:s text:c="2"/>\</text:p><text:p text:style-name="P8"><text:s text:c="15"/>/ <text:s text:c="4"/>\</text:p><text:p text:style-name="P8"><text:s text:c="10"/>2386 <text:s text:c="2"/>2385</text:p><text:p text:style-name="P8"><text:s text:c="11"/><text:tab/> <text:s text:c="9"/>\</text:p><text:p text:style-name="P8"><text:s text:c="11"/><text:tab/> <text:s text:c="10"/>\</text:p><text:p text:style-name="P8"><text:s text:c="11"/><text:tab/> <text:s text:c="11"/>\</text:p><text:p text:style-name="P8"><text:s text:c="11"/><text:tab/> <text:s text:c="10"/>2387</text:p></draw:text-box></draw:frame><text:span text:style-name="T7">3pts</text:span><text:span text:style-name="T2"> <text:s/></text:span><text:span text:style-name="T1">Explain how the tree was built in terms of the program code</text:span></text:p>
      <text:p text:style-name="P10"><draw:frame draw:style-name="fr1" draw:name="Frame7" text:anchor-type="char" svg:x="0in" svg:y="0.0646in" svg:width="5.7598in" svg:height="1.2335in" draw:z-index="4"><draw:text-box><text:p text:style-name="P8">Initially, bash runs fork() which creates an identical copy of the current running process</text:p><text:p text:style-name="P8">and then continues execution from the same spot in both processes. Both programs would continue on to the next line of execution which is another fork() call. The first process has already run a fork() (Process 2385) so when it calls another fork(), anothe child process will be created and that leg of the tree will have another branch (Process 2387). The second process from the original fork() call will call fork only once, thus creating the left hand branch illustrated (Process 2386).</text:p></draw:text-box></draw:frame><text:soft-page-break/><text:span text:style-name="T7">2pts</text:span><text:span text:style-name="T1"> </text:span><text:span text:style-name="T2"><text:s/></text:span><text:span text:style-name="T1">Explain what happens when the sleep statement is removed. You should see processes reporting a parent PID of 1. Redirecting output to a file may interfere with this, and you may need to run the program multiple times to see it happen.</text:span></text:p>
      <text:p text:style-name="P12"><draw:frame draw:style-name="fr1" draw:name="Frame8" text:anchor-type="char" svg:x="0in" svg:y="0.0646in" svg:width="5.7598in" svg:height="1.0846in" draw:z-index="5"><draw:text-box><text:p text:style-name="P8">When the sleep statement is removed, the parent process finishes its execution too quickly,</text:p><text:p text:style-name="P8">causing one of the processes to to adopt init as its parent process.</text:p></draw:text-box></draw:frame></text:p>
      <text:p text:style-name="P5"/>
      <text:p text:style-name="P5">3.3:</text:p>
      <text:p text:style-name="P10"><text:span text:style-name="T7">2pts</text:span><text:span text:style-name="T1"> </text:span><text:span text:style-name="T2"><text:s/></text:span><text:span text:style-name="T1">Include the (completed) program and its output</text:span></text:p>
      <text:p text:style-name="P10"><draw:frame draw:style-name="fr1" draw:name="Frame9" text:anchor-type="char" svg:x="0in" svg:y="0.0654in" svg:width="5.7598in" svg:height="4.5028in" draw:z-index="6"><draw:text-box><text:p text:style-name="P8">Completed program:</text:p><text:p text:style-name="P8">#include &lt;stdio.h&gt;</text:p><text:p text:style-name="P8"/><text:p text:style-name="P8">int main() {</text:p><text:p text:style-name="P8"><text:s text:c="8"/>int ret;</text:p><text:p text:style-name="P8"><text:s text:c="8"/>ret = fork();</text:p><text:p text:style-name="P8"><text:s text:c="8"/>if(ret == 0) {</text:p><text:p text:style-name="P8"><text:s text:c="16"/>/* this is the child process */</text:p><text:p text:style-name="P8"><text:s text:c="16"/>printf("The parent process ID is %d\n", getpid());</text:p><text:p text:style-name="P8"><text:s text:c="16"/>printf("The child's parent process ID is %d\n", getppid());</text:p><text:p text:style-name="P8"><text:s text:c="8"/>} else {</text:p><text:p text:style-name="P8"><text:s text:c="16"/>/* this is the parent process */</text:p><text:p text:style-name="P8"><text:s text:c="16"/>printf("The parent process ID is %d\n", getpid());</text:p><text:p text:style-name="P8"><text:s text:c="16"/>printf("The parent's parent process ID is %d\n", getppid());</text:p><text:p text:style-name="P8"><text:s text:c="8"/>}</text:p><text:p text:style-name="P8"><text:s text:c="8"/>sleep(2);</text:p><text:p text:style-name="P8"><text:s text:c="8"/>return 0;</text:p><text:p text:style-name="P8">}</text:p><text:p text:style-name="P8"/><text:p text:style-name="P8">Output:</text:p><text:p text:style-name="P8">The parent process ID is 3794</text:p><text:p text:style-name="P8">The parent's parent process ID is 29981</text:p><text:p text:style-name="P8">The parent process ID is 3795</text:p><text:p text:style-name="P8">The child's parent process ID is 3794</text:p></draw:text-box></draw:frame><text:span text:style-name="T7">4pts</text:span><text:span text:style-name="T1"> </text:span><text:span text:style-name="T2"><text:s/></text:span><text:span text:style-name="T1">Speculate why it might be useful to have fork return different values to the parent and child. What advantage does returning the child's PID have?</text:span></text:p>
      <text:p text:style-name="P5"><draw:frame draw:style-name="fr1" draw:name="Frame10" text:anchor-type="char" svg:x="0in" svg:y="0.0654in" svg:width="5.7598in" svg:height="1.3091in" draw:z-index="7"><draw:text-box><text:p text:style-name="P8">The advantage you would get from returning different values for fork, would be in knowing</text:p><text:p text:style-name="P8">what processes have just completed. The parent process should not finish its execution unless</text:p><text:p text:style-name="P8">all of its child processes have finished their execution.</text:p></draw:text-box></draw:frame><text:soft-page-break/></text:p>
      <text:p text:style-name="P5">3.4:</text:p>
      <text:p text:style-name="P10"><text:span text:style-name="T7">2pts</text:span><text:span text:style-name="T1"> </text:span><text:span text:style-name="T2"><text:s/></text:span><text:span text:style-name="T1">Include small (but relevant) sections of the output</text:span></text:p>
      <text:p text:style-name="P14"><draw:frame draw:style-name="fr1" draw:name="Frame11" text:anchor-type="char" svg:x="0in" svg:y="0.0957in" svg:width="5.7598in" svg:height="2.8445in" draw:z-index="8"><draw:text-box><text:p text:style-name="P8">Parent loop reaches its completion first:</text:p><text:p text:style-name="P8">Child: 498968</text:p><text:p text:style-name="P8">Parent: 499997</text:p><text:p text:style-name="P8">Child: 498969</text:p><text:p text:style-name="P8">Child: 498970</text:p><text:p text:style-name="P8">Child: 498971</text:p><text:p text:style-name="P8">Parent: 499998</text:p><text:p text:style-name="P8">Child: 498972</text:p><text:p text:style-name="P8">Child: 498973</text:p><text:p text:style-name="P8">Parent: 499999</text:p><text:p text:style-name="P8">Child: 498974</text:p><text:p text:style-name="P8">Child: 498975</text:p><text:p text:style-name="P8">Child: 498976</text:p><text:p text:style-name="P8">Child: 498977</text:p><text:p text:style-name="P8">Child: 498978</text:p></draw:text-box></draw:frame></text:p>
      <text:p text:style-name="P14"/>
      <text:p text:style-name="P14"/>
      <text:p text:style-name="P10"><text:span text:style-name="T7">4pts</text:span><text:span text:style-name="T1"> </text:span><text:span text:style-name="T2"><text:s/></text:span><text:span text:style-name="T1">Make some observations about time slicing. Can you find any output that appears to</text:span><text:span text:style-name="T2"> </text:span><text:span text:style-name="T1">have been cut off? Are there any missing parts? What's going on (mention the kernel scheduler)?</text:span></text:p>
      <text:p text:style-name="P12"><draw:frame draw:style-name="fr1" draw:name="Frame12" text:anchor-type="char" svg:x="0in" svg:y="0.0646in" svg:width="5.7598in" svg:height="1.4638in" draw:z-index="9"><draw:text-box><text:p text:style-name="P8">The parent process cuts off the child processes, and the kernel runs the parent before</text:p><text:p text:style-name="P8">it should.</text:p></draw:text-box></draw:frame></text:p>
      <text:p text:style-name="P11"/>
      <text:p text:style-name="P15">3.5:</text:p>
      <text:p text:style-name="P10"><text:span text:style-name="T7">6pts</text:span><text:span text:style-name="T1"> </text:span><text:span text:style-name="T2"><text:s/></text:span><text:span text:style-name="T1">Explain the major difference between this experiment and experiment 4.</text:span></text:p>
      <text:p text:style-name="P10"><text:span text:style-name="T1">Be sure to look up what wait does </text:span><text:span text:style-name="T2">(</text:span><text:span text:style-name="T13">man 2 wait</text:span><text:span text:style-name="T4">)</text:span><text:span text:style-name="T1">.</text:span></text:p>
      <text:p text:style-name="P15"><draw:frame draw:style-name="fr1" draw:name="Frame13" text:anchor-type="char" svg:x="0in" svg:y="0.0646in" svg:width="5.7598in" svg:height="1.0846in" draw:z-index="10"><draw:text-box><text:p text:style-name="P8">The main difference between 3.5 and 3.4 is that the experiment in 3.5 waits for all</text:p><text:p text:style-name="P8">children to have finished properly before continuing execution on the parents</text:p></draw:text-box></draw:frame><text:soft-page-break/></text:p>
      <text:p text:style-name="P15">3.6:</text:p>
      <text:p text:style-name="P10"><text:span text:style-name="T7">2pts</text:span><text:span text:style-name="T1"> </text:span><text:span text:style-name="T2"><text:s/></text:span><text:span text:style-name="T1">The program appears to have an infinite loop. Why does it stop?</text:span></text:p>
      <text:p text:style-name="P10"><draw:frame draw:style-name="fr1" draw:name="Frame14" text:anchor-type="char" svg:x="0in" svg:y="0.0646in" svg:width="5.7598in" svg:height="0.5945in" draw:z-index="11"><draw:text-box><text:p text:style-name="P8">The child process does have an infinite loop, but once the parent process wakes up</text:p><text:p text:style-name="P8">it kills the execution of the child process and halts all execution.</text:p></draw:text-box></draw:frame><text:span text:style-name="T7">4pts</text:span><text:span text:style-name="T1"> </text:span><text:span text:style-name="T2"><text:s/></text:span><text:span text:style-name="T1">From the definitions of </text:span><text:span text:style-name="T13">sleep</text:span><text:span text:style-name="T1"> and </text:span><text:span text:style-name="T13">usleep</text:span><text:span text:style-name="T1">, what do you expect the child's count</text:span></text:p>
      <text:p text:style-name="P11">to be just before it ends?</text:p>
      <text:p text:style-name="P10"><draw:frame draw:style-name="fr1" draw:name="Frame15" text:anchor-type="char" svg:x="0in" svg:y="0.0646in" svg:width="5.7598in" svg:height="0.5445in" draw:z-index="12"><draw:text-box><text:p text:style-name="P8">The childs count should be close to 1000, which would be close to the parents expected</text:p><text:p text:style-name="P8">10 second sleep count</text:p></draw:text-box></draw:frame><text:span text:style-name="T7">2pts</text:span><text:span text:style-name="T1"> </text:span><text:span text:style-name="T2"><text:s/></text:span><text:span text:style-name="T1">Why doesn't the child reach this count before it terminates?</text:span></text:p>
      <text:p text:style-name="P13"><draw:frame draw:style-name="fr1" draw:name="Frame16" text:anchor-type="char" svg:x="0in" svg:y="0.0646in" svg:width="5.7598in" svg:height="0.6693in" draw:z-index="13"><draw:text-box><text:p text:style-name="P8">The child does not reach this count exactly, the reason being there is some delay</text:p><text:p text:style-name="P8">between starting the parent process, and starting the child process</text:p></draw:text-box></draw:frame></text:p>
      <text:p text:style-name="P15"/>
      <text:p text:style-name="P15">3.7:</text:p>
      <text:p text:style-name="P10"><text:span text:style-name="T7">8pts</text:span><text:span text:style-name="T1"> </text:span><text:span text:style-name="T2"><text:s/></text:span><text:span text:style-name="T1">Read the man page for </text:span><text:span text:style-name="T13">execl </text:span><text:span text:style-name="T1">and relatives (</text:span><text:span text:style-name="T13">man 3 exec</text:span><text:span text:style-name="T1">).</text:span><text:span text:style-name="T2"> </text:span><text:span text:style-name="T1">Under what conditions is the </text:span><text:span text:style-name="T13">printf</text:span><text:span text:style-name="T1"> statement executed? Why isn't it always executed?</text:span></text:p>
      <text:p text:style-name="P10"><text:span text:style-name="T1">(consider what would happen if you changed the program to execute something other than </text:span><text:span text:style-name="T13">/bin/ls</text:span><text:span text:style-name="T1">.)</text:span></text:p>
      <text:p text:style-name="P15"><draw:frame draw:style-name="fr1" draw:name="Frame17" text:anchor-type="char" svg:x="0in" svg:y="0.0728in" svg:width="5.7598in" svg:height="1.589in" draw:z-index="14"><draw:text-box><text:p text:style-name="P8">The only conditions under which the printf statement is executed is if the exec function call</text:p><text:p text:style-name="P8">returns an error. If this function call does not return an error then it simply does not return</text:p><text:p text:style-name="P8">at all and hence, the printf statement will not execute.</text:p></draw:text-box></draw:frame></text:p>
      <text:p text:style-name="P5">3.8:</text:p>
      <text:p text:style-name="P10"><text:span text:style-name="T7">2pts </text:span><text:span text:style-name="T3"><text:s/></text:span><text:span text:style-name="T1">What is the range of values returned from the child process?</text:span></text:p>
      <text:p text:style-name="P10"><draw:frame draw:style-name="fr1" draw:name="Frame18" text:anchor-type="char" svg:x="0in" svg:y="0.0646in" svg:width="5.7598in" svg:height="0.65in" draw:z-index="15"><draw:text-box><text:p text:style-name="P8">The range of values for the child process will be anywhere from 0-255</text:p></draw:text-box></draw:frame><text:soft-page-break/><text:span text:style-name="T7">2pts</text:span><text:span text:style-name="T1"> </text:span><text:span text:style-name="T2"><text:s/></text:span><text:span text:style-name="T1">What is the range of values sent by child process and captured by the parent process?</text:span></text:p>
      <text:p text:style-name="P10"><draw:frame draw:style-name="fr1" draw:name="Frame19" text:anchor-type="char" svg:x="0in" svg:y="0.0646in" svg:width="5.7598in" svg:height="0.65in" draw:z-index="16"><draw:text-box><text:p text:style-name="P8">If the process is killed prematurely, the parent process will capture the value 15 for the signal.</text:p><text:p text:style-name="P8">Whereas if the child process is reached normally, then it will receive a value from 0-255.</text:p><text:p text:style-name="Standard"/></draw:text-box></draw:frame><text:span text:style-name="T7">2pts</text:span><text:span text:style-name="T1"> </text:span><text:span text:style-name="T2"><text:s/></text:span><text:span text:style-name="T1">When do you think the return value would be useful? </text:span></text:p>
      <text:p text:style-name="P10"><text:span text:style-name="T1">Hint: look at the commands </text:span><text:span text:style-name="T13">true</text:span><text:span text:style-name="T1"> and </text:span><text:span text:style-name="T13">false</text:span><text:span text:style-name="T1">.</text:span></text:p>
      <text:p text:style-name="P7"><draw:frame draw:style-name="fr1" draw:name="Frame20" text:anchor-type="char" svg:x="0in" svg:y="0.0646in" svg:width="5.7598in" svg:height="0.8752in" draw:z-index="17"><draw:text-box><text:p text:style-name="P8">These values can be useful in determining whether or not a child process was completed normally or abnormally.</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Lohit Devanagari1" svg:font-family="'Lohit Devanagari'"/>
    <style:font-face style:name="SimSun" svg:font-family="SimSu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family="'Times New Roman'" style:font-family-generic="roman" style:font-pitch="variable" fo:font-size="10.5pt" fo:language="en" fo:country="US" style:letter-kerning="true" style:font-name-asian="SimSun" style:font-family-asian="SimSun" style:font-size-asian="10.5pt" style:language-asian="zh" style:country-asian="CN"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agraph-properties fo:margin-left="0in" fo:margin-right="0in" fo:margin-top="0.1945in" fo:margin-bottom="0.1945in" loext:contextual-spacing="false" fo:text-align="start" style:justify-single-word="false" fo:orphans="2" fo:widows="2" fo:text-indent="0in" style:auto-text-indent="false"/>
      <style:text-properties style:use-window-font-color="true" style:font-name="Times New Roman" fo:font-family="'Times New Roman'" style:font-family-generic="roman" style:font-pitch="variable" fo:font-size="12pt" fo:language="en" fo:country="US" style:letter-kerning="true" style:font-name-asian="SimSun" style:font-family-asian="SimSun"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Frame_20_contents" style:display-name="Frame contents" style:family="paragraph" style:parent-style-name="Standard" style:class="extra"/>
    <style:style style:name="WW8Num1z0" style:family="text">
      <style:text-properties style:font-name="Wingdings" fo:font-family="Wingdings" style:font-charset="x-symbol" fo:font-size="6.5pt" style:font-size-asian="6.5pt" style:font-name-complex="Wingdings" style:font-family-complex="Wingdings" style:font-charset-complex="x-symbo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44" style:layout-grid-base-height="0.2165in" style:layout-grid-ruby-height="0in" style:layout-grid-mode="li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ame:</dc:title>
    <meta:initial-creator>朱熠锷</meta:initial-creator>
    <meta:creation-date>2006-04-26T02:14:00</meta:creation-date>
    <dc:creator>drewu </dc:creator>
    <dc:date>2017-09-12T13:04:25.593793867</dc:date>
    <meta:editing-cycles>2</meta:editing-cycles>
    <meta:editing-duration>PT13M29S</meta:editing-duration>
    <meta:document-statistic meta:table-count="0" meta:image-count="0" meta:object-count="0" meta:page-count="6" meta:paragraph-count="133" meta:word-count="1082" meta:character-count="6502" meta:non-whitespace-character-count="5198"/>
    <meta:generator>LibreOffice/5.0.6.2$Linux_X86_64 LibreOffice_project/00$Build-2</meta:generator>
    <meta:user-defined meta:name="KSOProductBuildVer">1033-9.1.0.4746</meta:user-defined>
  </office:meta>
</office:document-meta>
</file>